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Standard">
      <style:text-properties officeooo:rsid="00192f5e" officeooo:paragraph-rsid="00192f5e"/>
    </style:style>
    <style:style style:name="P3" style:family="paragraph" style:parent-style-name="Standard">
      <style:paragraph-properties fo:text-align="center" style:justify-single-word="false"/>
      <style:text-properties officeooo:rsid="00192f5e" officeooo:paragraph-rsid="00192f5e"/>
    </style:style>
    <style:style style:name="P4" style:family="paragraph" style:parent-style-name="Standard">
      <style:text-properties officeooo:rsid="00192f5e" officeooo:paragraph-rsid="001d03cc"/>
    </style:style>
    <style:style style:name="P5" style:family="paragraph" style:parent-style-name="Standard">
      <style:text-properties fo:font-style="italic" officeooo:rsid="00192f5e" officeooo:paragraph-rsid="00192f5e" style:font-style-asian="italic" style:font-style-complex="italic"/>
    </style:style>
    <style:style style:name="P6" style:family="paragraph" style:parent-style-name="Standard">
      <style:text-properties officeooo:rsid="001ad563" officeooo:paragraph-rsid="001ad563"/>
    </style:style>
    <style:style style:name="P7" style:family="paragraph" style:parent-style-name="Standard">
      <style:text-properties officeooo:rsid="001c0bba" officeooo:paragraph-rsid="001c0bba"/>
    </style:style>
    <style:style style:name="P8" style:family="paragraph" style:parent-style-name="Standard">
      <style:text-properties officeooo:rsid="001c0bba" officeooo:paragraph-rsid="001d03cc"/>
    </style:style>
    <style:style style:name="P9" style:family="paragraph" style:parent-style-name="Standard">
      <style:text-properties officeooo:rsid="001c0bba" officeooo:paragraph-rsid="001e85b9"/>
    </style:style>
    <style:style style:name="P10" style:family="paragraph" style:parent-style-name="Standard">
      <style:text-properties officeooo:rsid="001c0bba" officeooo:paragraph-rsid="00204ed2"/>
    </style:style>
    <style:style style:name="P11" style:family="paragraph" style:parent-style-name="Standard">
      <style:text-properties officeooo:rsid="001d03cc" officeooo:paragraph-rsid="001d03cc"/>
    </style:style>
    <style:style style:name="P12" style:family="paragraph" style:parent-style-name="Standard">
      <style:text-properties officeooo:rsid="001d03cc" officeooo:paragraph-rsid="001e85b9"/>
    </style:style>
    <style:style style:name="P13" style:family="paragraph" style:parent-style-name="Standard">
      <style:text-properties officeooo:rsid="001e85b9" officeooo:paragraph-rsid="001e85b9"/>
    </style:style>
    <style:style style:name="P14" style:family="paragraph" style:parent-style-name="Standard">
      <style:text-properties officeooo:rsid="001e85b9" officeooo:paragraph-rsid="001c0bba"/>
    </style:style>
    <style:style style:name="P15" style:family="paragraph" style:parent-style-name="Standard">
      <style:text-properties officeooo:paragraph-rsid="00204ed2"/>
    </style:style>
    <style:style style:name="P16" style:family="paragraph" style:parent-style-name="Standard">
      <style:text-properties officeooo:rsid="00204ed2" officeooo:paragraph-rsid="00204ed2"/>
    </style:style>
    <style:style style:name="T1" style:family="text">
      <style:text-properties officeooo:rsid="00192f5e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style:text-position="super 58%"/>
    </style:style>
    <style:style style:name="T4" style:family="text">
      <style:text-properties officeooo:rsid="001c0bba"/>
    </style:style>
    <style:style style:name="T5" style:family="text">
      <style:text-properties style:font-name="Courier New"/>
    </style:style>
    <style:style style:name="T6" style:family="text">
      <style:text-properties style:font-name="Courier New" officeooo:rsid="001c0bba"/>
    </style:style>
    <style:style style:name="T7" style:family="text">
      <style:text-properties officeooo:rsid="001d03cc"/>
    </style:style>
    <style:style style:name="T8" style:family="text">
      <style:text-properties officeooo:rsid="001e85b9"/>
    </style:style>
    <style:style style:name="T9" style:family="text">
      <style:text-properties officeooo:rsid="00204ed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Index <text:span text:style-name="T4">Theorem</text:span></text:p>
      <text:p text:style-name="P3">by Sven Nilsen, 2020</text:p>
      <text:p text:style-name="P2"/>
      <text:p text:style-name="P5">In this paper I present an index <text:span text:style-name="T4">theorem</text:span> found in Path Semantical Logic.</text:p>
      <text:p text:style-name="P2"/>
      <text:p text:style-name="P6">The Index <text:span text:style-name="T4">Theorem</text:span> is a <text:span text:style-name="T4">proof</text:span> in Path Semantical Logic<text:span text:style-name="T3"><text:reference-ref text:reference-format="text" text:ref-name="path semantical logic">[1]</text:reference-ref></text:span>:</text:p>
      <text:p text:style-name="P2"/>
      <text:p text:style-name="P2"><text:tab/>(tr, fa, i, one) (𝔹, ℕ):</text:p>
      <text:p text:style-name="P4"><text:tab/>(𝔹 <text:span text:style-name="T7">∧ </text:span>¬i)=fa, (𝔹 ∧ i)=tr, (ℕ ∧ i)=one =&gt; tr=one</text:p>
      <text:p text:style-name="P2"/>
      <text:p text:style-name="P6">Where the tuple `<text:span text:style-name="T1">(tr, fa, i, one)</text:span>` has level 1 and the tuple `<text:span text:style-name="T1">(𝔹, ℕ)</text:span>` has level 0.</text:p>
      <text:p text:style-name="P6"/>
      <text:p text:style-name="P7">Notice that `tr` and `fa` are propositions that model booleans (`<text:span text:style-name="T1">𝔹</text:span>`).</text:p>
      <text:p text:style-name="P6"/>
      <text:p text:style-name="P7">The theorem assigns each member of `<text:span text:style-name="T1">𝔹</text:span>` an index, using `<text:span text:style-name="T1">¬</text:span>i` and `i`.</text:p>
      <text:p text:style-name="P16">Since `i` is used to assign `one` to `<text:span text:style-name="T1">ℕ</text:span>`, an equality is propagated to `tr=one`.</text:p>
      <text:p text:style-name="P16">However, this is not trivial, since the theorem no longer holds when removing `<text:span text:style-name="T1">(𝔹 ∧ ¬i)=fa</text:span>`. </text:p>
      <text:p text:style-name="P16"/>
      <text:p text:style-name="P7"><text:span text:style-name="T9">Notice that implications</text:span> is not expressed directly, <text:span text:style-name="T9">but</text:span> follows from the use of equality.</text:p>
      <text:p text:style-name="P14"/>
      <text:h text:style-name="P1" text:outline-level="3">References:</text:h>
      <text:p text:style-name="P2"/>
      <text:p text:style-name="P7"><text:reference-mark-start text:name="path semantical logic"/>[1]<text:reference-mark-end text:name="path semantical logic"/><text:tab/>“Path Semantical Logic”</text:p>
      <text:p text:style-name="P7"><text:tab/>AdvancedResearch, reading sequence on Path Semantics</text:p>
      <text:p text:style-name="P7"><text:tab/><text:a xlink:type="simple" xlink:href="https://github.com/advancedresearch/path_semantics/blob/master/sequences.md#path-semantical-logic" text:style-name="Internet_20_link" text:visited-style-name="Visited_20_Internet_20_Link"><text:span text:style-name="T2">https://github.com/advancedresearch/path_semantics/blob/master/sequences.md#path-semantical-logic</text:span></text:a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9T00:56:47.146826000</meta:creation-date>
    <dc:date>2020-08-19T01:55:07.990506000</dc:date>
    <meta:editing-duration>PT5M41S</meta:editing-duration>
    <meta:editing-cycles>1</meta:editing-cycles>
    <meta:document-statistic meta:table-count="0" meta:image-count="0" meta:object-count="0" meta:page-count="2" meta:paragraph-count="16" meta:word-count="145" meta:character-count="904" meta:non-whitespace-character-count="770"/>
    <meta:generator>LibreOffice/5.1.2.2$MacOSX_X86_64 LibreOffice_project/d3bf12ecb743fc0d20e0be0c58ca359301eb705f</meta:generator>
  </office:meta>
</office:document-meta>
</file>